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rbel" svg:font-family="Corbe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wiss" style:font-pitch="variable"/>
    <style:font-face style:name="Noto Serif CJK SC" svg:font-family="'Noto Serif CJK SC'" style:font-family-generic="roman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  <style:text-properties style:use-window-font-color="true" loext:opacity="0%" style:font-name="FreeSans" fo:font-size="28pt" fo:font-weight="bold" officeooo:rsid="0061a1d5" officeooo:paragraph-rsid="0061a1d5" style:font-size-asian="28pt" style:font-weight-asian="bold" style:font-size-complex="28pt" style:font-weight-complex="bold"/>
    </style:style>
    <style:style style:name="P2" style:family="paragraph" style:parent-style-name="Standard">
      <style:text-properties style:use-window-font-color="true" loext:opacity="0%" style:font-name="FreeSans" fo:font-size="24pt" fo:font-weight="bold" style:font-size-asian="24pt" style:font-weight-asian="bold" style:font-size-complex="24pt" style:font-weight-complex="bold"/>
    </style:style>
    <style:style style:name="P3" style:family="paragraph" style:parent-style-name="Standard">
      <style:text-properties fo:color="#dbe3a9" loext:opacity="100%" style:font-name="FreeSans" fo:font-size="20pt" fo:language="fr" fo:country="FR" officeooo:rsid="0061a1d5" officeooo:paragraph-rsid="0061a1d5" style:font-size-asian="20pt" style:font-size-complex="20pt"/>
    </style:style>
    <style:style style:name="P4" style:family="paragraph" style:parent-style-name="Standard">
      <style:text-properties style:use-window-font-color="true" loext:opacity="0%" style:font-name="FreeSans" fo:font-size="18pt" fo:language="fr" fo:country="FR" fo:font-weight="bold" officeooo:rsid="002eb666" officeooo:paragraph-rsid="00433b5f" style:font-size-asian="18pt" style:font-weight-asian="bold" style:font-size-complex="18pt" style:font-weight-complex="bold"/>
    </style:style>
    <style:style style:name="P5" style:family="paragraph" style:parent-style-name="Standard">
      <style:text-properties fo:color="#60c689" loext:opacity="100%" style:font-name="FreeSans" fo:font-size="18pt" fo:language="fr" fo:country="FR" fo:font-weight="bold" officeooo:rsid="00625e18" officeooo:paragraph-rsid="00625e18" style:font-size-asian="18pt" style:font-weight-asian="bold" style:font-size-complex="18pt" style:font-weight-complex="bold"/>
    </style:style>
    <style:style style:name="P6" style:family="paragraph" style:parent-style-name="Standard">
      <style:text-properties fo:color="#57acdc" loext:opacity="100%" style:font-name="FreeSans" fo:font-size="13pt" fo:language="fr" fo:country="FR" fo:font-style="italic" fo:font-weight="bold" officeooo:paragraph-rsid="00433b5f" style:font-size-asian="13pt" style:font-style-asian="italic" style:font-weight-asian="bold" style:font-size-complex="13pt" style:font-style-complex="italic" style:font-weight-complex="bold"/>
    </style:style>
    <style:style style:name="P7" style:family="paragraph" style:parent-style-name="Standard">
      <style:text-properties fo:color="#57acdc" loext:opacity="100%" style:font-name="FreeSans" fo:font-size="13pt" fo:language="fr" fo:country="FR" officeooo:rsid="00625e18" officeooo:paragraph-rsid="00625e18" style:font-size-asian="13pt" style:font-size-complex="13pt"/>
    </style:style>
    <style:style style:name="P8" style:family="paragraph" style:parent-style-name="Standard">
      <style:text-properties style:use-window-font-color="true" loext:opacity="0%" style:font-name="FreeSans" fo:font-size="13pt" fo:language="fr" fo:country="FR" officeooo:rsid="002eb666" officeooo:paragraph-rsid="00433b5f" style:font-size-asian="13pt" style:font-size-complex="13pt"/>
    </style:style>
    <style:style style:name="P9" style:family="paragraph" style:parent-style-name="Standard">
      <style:text-properties style:use-window-font-color="true" loext:opacity="0%" style:font-name="FreeSans" fo:font-size="13pt" fo:language="fr" fo:country="FR" officeooo:rsid="0064336a" officeooo:paragraph-rsid="0064336a" style:font-size-asian="13pt" style:font-size-complex="13pt"/>
    </style:style>
    <style:style style:name="P10" style:family="paragraph" style:parent-style-name="Standard">
      <style:text-properties fo:color="#60c689" loext:opacity="100%" style:font-name="FreeSans" fo:font-size="18pt" fo:language="fr" fo:country="FR" fo:font-weight="bold" officeooo:rsid="002eb666" officeooo:paragraph-rsid="00433b5f" style:font-size-asian="18pt" style:font-weight-asian="bold" style:font-size-complex="18pt" style:font-weight-complex="bold"/>
    </style:style>
    <style:style style:name="P11" style:family="paragraph" style:parent-style-name="Standard">
      <style:text-properties fo:color="#57acdc" loext:opacity="100%" style:font-name="FreeSans" fo:font-size="13pt" fo:language="fr" fo:country="FR" officeooo:paragraph-rsid="00433b5f" style:font-size-asian="13pt" style:font-size-complex="13pt"/>
    </style:style>
    <style:style style:name="P12" style:family="paragraph" style:parent-style-name="Standard">
      <style:text-properties fo:color="#ce93d8" loext:opacity="100%" style:font-name="FreeSans" fo:font-size="18pt" fo:language="fr" fo:country="FR" fo:font-weight="bold" officeooo:paragraph-rsid="002d7756" style:font-size-asian="18pt" style:font-weight-asian="bold" style:font-size-complex="18pt" style:font-weight-complex="bold"/>
    </style:style>
    <style:style style:name="P13" style:family="paragraph" style:parent-style-name="Standard">
      <style:text-properties fo:color="#c6cd99" loext:opacity="100%" style:font-name="FreeSans" fo:font-size="20pt" fo:language="fr" fo:country="FR" fo:font-weight="bold" officeooo:rsid="002ce655" officeooo:paragraph-rsid="00433b5f" style:font-size-asian="20pt" style:font-weight-asian="bold" style:font-size-complex="20pt" style:font-weight-complex="bold"/>
    </style:style>
    <style:style style:name="P14" style:family="paragraph" style:parent-style-name="Standard">
      <style:text-properties fo:color="#60c689" loext:opacity="100%" style:font-name="FreeSans" fo:font-size="18pt" fo:language="fr" fo:country="FR" fo:font-weight="bold" officeooo:rsid="002eb666" officeooo:paragraph-rsid="00477fbe" style:font-size-asian="18pt" style:font-weight-asian="bold" style:font-size-complex="18pt" style:font-weight-complex="bold"/>
    </style:style>
    <style:style style:name="P15" style:family="paragraph" style:parent-style-name="Standard">
      <style:text-properties fo:color="#57acdc" loext:opacity="100%" style:font-name="FreeSans" fo:font-size="13pt" fo:language="fr" fo:country="FR" fo:font-style="italic" fo:font-weight="bold" officeooo:paragraph-rsid="00477fbe" style:font-size-asian="13pt" style:font-style-asian="italic" style:font-weight-asian="bold" style:font-size-complex="13pt" style:font-style-complex="italic" style:font-weight-complex="bold"/>
    </style:style>
    <style:style style:name="P16" style:family="paragraph" style:parent-style-name="Standard">
      <style:text-properties style:font-name="FreeSans" fo:font-size="13pt" fo:language="fr" fo:country="FR" officeooo:paragraph-rsid="00477fbe" style:font-size-asian="13pt" style:font-size-complex="13pt"/>
    </style:style>
    <style:style style:name="P17" style:family="paragraph" style:parent-style-name="Standard">
      <style:text-properties style:font-name="FreeSans" fo:font-size="13pt" fo:language="fr" fo:country="FR" officeooo:rsid="002eb666" officeooo:paragraph-rsid="00477fbe" style:font-size-asian="13pt" style:font-size-complex="13pt"/>
    </style:style>
    <style:style style:name="P18" style:family="paragraph" style:parent-style-name="Standard">
      <style:text-properties fo:color="#60c689" loext:opacity="100%" style:font-name="FreeSans" fo:font-size="18pt" fo:language="fr" fo:country="FR" fo:font-weight="bold" officeooo:rsid="002f3ef8" officeooo:paragraph-rsid="00477fbe" style:font-size-asian="18pt" style:font-weight-asian="bold" style:font-size-complex="18pt" style:font-weight-complex="bold"/>
    </style:style>
    <style:style style:name="P19" style:family="paragraph" style:parent-style-name="Standard">
      <style:text-properties fo:color="#60c689" loext:opacity="100%" style:font-name="FreeSans" fo:font-size="18pt" fo:language="fr" fo:country="FR" fo:font-weight="bold" officeooo:rsid="002eb666" officeooo:paragraph-rsid="002d7756" style:font-size-asian="18pt" style:font-weight-asian="bold" style:font-size-complex="18pt" style:font-weight-complex="bold"/>
    </style:style>
    <style:style style:name="P20" style:family="paragraph" style:parent-style-name="Standard">
      <style:text-properties fo:color="#57acdc" loext:opacity="100%" style:font-name="FreeSans" fo:font-size="13pt" fo:language="fr" fo:country="FR" fo:font-style="italic" fo:font-weight="bold" officeooo:paragraph-rsid="002eb666" style:font-size-asian="13pt" style:font-style-asian="italic" style:font-weight-asian="bold" style:font-size-complex="13pt" style:font-style-complex="italic" style:font-weight-complex="bold"/>
    </style:style>
    <style:style style:name="P21" style:family="paragraph" style:parent-style-name="Standard">
      <style:text-properties fo:color="#57acdc" loext:opacity="100%" style:font-name="FreeSans" fo:font-size="13pt" fo:language="fr" fo:country="FR" fo:font-style="italic" fo:font-weight="bold" officeooo:rsid="002eb666" officeooo:paragraph-rsid="002eb666" style:font-size-asian="13pt" style:font-style-asian="italic" style:font-weight-asian="bold" style:font-size-complex="13pt" style:font-style-complex="italic" style:font-weight-complex="bold"/>
    </style:style>
    <style:style style:name="P22" style:family="paragraph" style:parent-style-name="Standard">
      <style:text-properties style:font-name="FreeSans" fo:font-size="13pt" fo:language="fr" fo:country="FR" officeooo:rsid="002eb666" officeooo:paragraph-rsid="002eb666" style:font-size-asian="13pt" style:font-size-complex="13pt"/>
    </style:style>
    <style:style style:name="P23" style:family="paragraph" style:parent-style-name="Standard">
      <style:text-properties fo:color="#60c689" loext:opacity="100%" style:font-name="FreeSans" fo:font-size="18pt" fo:language="fr" fo:country="FR" fo:font-weight="bold" officeooo:rsid="002eb666" officeooo:paragraph-rsid="002eb666" style:font-size-asian="18pt" style:font-weight-asian="bold" style:font-size-complex="18pt" style:font-weight-complex="bold"/>
    </style:style>
    <style:style style:name="P24" style:family="paragraph" style:parent-style-name="Standard">
      <style:text-properties style:font-name="FreeSans" fo:font-size="13pt" fo:language="fr" fo:country="FR" officeooo:paragraph-rsid="002eb666" style:font-size-asian="13pt" style:font-size-complex="13pt"/>
    </style:style>
    <style:style style:name="P25" style:family="paragraph" style:parent-style-name="Standard">
      <style:text-properties fo:color="#57acdc" loext:opacity="100%" style:font-name="FreeSans" fo:font-size="13pt" fo:language="fr" fo:country="FR" officeooo:paragraph-rsid="002eb666" style:font-size-asian="13pt" style:font-size-complex="13pt"/>
    </style:style>
    <style:style style:name="P26" style:family="paragraph" style:parent-style-name="Standard">
      <style:text-properties fo:color="#f48fb1" loext:opacity="100%" style:font-name="FreeSans" fo:font-size="24pt" fo:font-weight="bold" officeooo:paragraph-rsid="0037b81c" style:font-size-asian="24pt" style:font-weight-asian="bold" style:font-size-complex="24pt" style:font-weight-complex="bold"/>
    </style:style>
    <style:style style:name="P27" style:family="paragraph" style:parent-style-name="Standard">
      <style:text-properties fo:color="#f48fb1" loext:opacity="100%" style:font-name="FreeSans" fo:font-size="24pt" fo:font-weight="bold" officeooo:paragraph-rsid="002eb666" style:font-size-asian="24pt" style:font-weight-asian="bold" style:font-size-complex="24pt" style:font-weight-complex="bold"/>
    </style:style>
    <style:style style:name="P28" style:family="paragraph" style:parent-style-name="Standard">
      <style:text-properties fo:color="#f48fb1" loext:opacity="100%" style:font-name="FreeSans" fo:font-size="24pt" fo:font-weight="bold" style:font-size-asian="24pt" style:font-weight-asian="bold" style:font-size-complex="24pt" style:font-weight-complex="bold"/>
    </style:style>
    <style:style style:name="P29" style:family="paragraph" style:parent-style-name="Standard">
      <style:text-properties fo:color="#f48fb1" loext:opacity="100%" style:font-name="FreeSans" fo:font-size="24pt" fo:language="fr" fo:country="FR" fo:font-weight="bold" officeooo:rsid="002ce655" officeooo:paragraph-rsid="002ce655" style:font-size-asian="24pt" style:font-weight-asian="bold" style:font-size-complex="24pt" style:font-weight-complex="bold"/>
    </style:style>
    <style:style style:name="P30" style:family="paragraph" style:parent-style-name="Standard">
      <style:text-properties style:font-name="FreeSans" fo:language="fr" fo:country="FR" officeooo:paragraph-rsid="0028b8cd"/>
    </style:style>
    <style:style style:name="P31" style:family="paragraph" style:parent-style-name="Standard">
      <style:text-properties style:font-name="FreeSans" fo:font-size="13pt" fo:language="fr" fo:country="FR" officeooo:paragraph-rsid="0028b8cd" style:font-size-asian="13pt" style:font-size-complex="13pt"/>
    </style:style>
    <style:style style:name="P32" style:family="paragraph" style:parent-style-name="Standard">
      <style:text-properties style:font-name="FreeSans" fo:font-size="13pt" fo:language="fr" fo:country="FR" fo:font-style="italic" officeooo:paragraph-rsid="0028b8cd" style:font-size-asian="13pt" style:font-style-asian="italic" style:font-size-complex="13pt" style:font-style-complex="italic"/>
    </style:style>
    <style:style style:name="P33" style:family="paragraph" style:parent-style-name="Standard">
      <style:text-properties style:font-name="FreeSans" fo:font-size="18pt" fo:language="fr" fo:country="FR" fo:font-weight="bold" officeooo:paragraph-rsid="0028b8cd" style:font-size-asian="18pt" style:font-weight-asian="bold" style:font-size-complex="18pt" style:font-weight-complex="bold"/>
    </style:style>
    <style:style style:name="P34" style:family="paragraph" style:parent-style-name="Standard">
      <style:text-properties fo:color="#ce93d8" loext:opacity="100%" style:font-name="FreeSans" fo:font-size="18pt" fo:language="fr" fo:country="FR" fo:font-weight="bold" officeooo:paragraph-rsid="0028b8cd" style:font-size-asian="18pt" style:font-weight-asian="bold" style:font-size-complex="18pt" style:font-weight-complex="bold"/>
    </style:style>
    <style:style style:name="P35" style:family="paragraph" style:parent-style-name="Standard">
      <style:text-properties fo:color="#ce93d8" loext:opacity="100%" style:font-name="FreeSans" fo:font-size="15pt" fo:language="fr" fo:country="FR" fo:font-weight="bold" officeooo:paragraph-rsid="0028b8cd" style:font-size-asian="15pt" style:font-weight-asian="bold" style:font-size-complex="15pt" style:font-weight-complex="bold"/>
    </style:style>
    <style:style style:name="P36" style:family="paragraph" style:parent-style-name="Standard">
      <style:text-properties style:font-name="FreeSans" fo:font-size="11pt" fo:language="fr" fo:country="FR" officeooo:paragraph-rsid="0028b8cd" style:font-size-asian="11pt" style:font-size-complex="11pt"/>
    </style:style>
    <style:style style:name="P37" style:family="paragraph" style:parent-style-name="Standard">
      <style:text-properties style:font-name="FreeSans" fo:font-size="13pt" fo:language="fr" fo:country="FR" fo:font-style="italic" style:text-underline-style="solid" style:text-underline-width="auto" style:text-underline-color="font-color" officeooo:paragraph-rsid="0028b8cd" style:font-size-asian="13pt" style:font-style-asian="italic" style:font-size-complex="13pt" style:font-style-complex="italic"/>
    </style:style>
    <style:style style:name="P38" style:family="paragraph" style:parent-style-name="Standard">
      <style:text-properties style:font-name="FreeSans" fo:font-size="13pt" fo:language="fr" fo:country="FR" fo:font-style="normal" officeooo:paragraph-rsid="0028b8cd" style:font-size-asian="13pt" style:font-style-asian="normal" style:font-size-complex="13pt" style:font-style-complex="normal"/>
    </style:style>
    <style:style style:name="P39" style:family="paragraph" style:parent-style-name="Standard">
      <style:text-properties style:font-name="FreeSans" fo:font-size="13pt" fo:language="fr" fo:country="FR" fo:font-style="normal" style:text-underline-style="solid" style:text-underline-width="auto" style:text-underline-color="font-color" officeooo:paragraph-rsid="0028b8cd" style:font-size-asian="13pt" style:font-style-asian="normal" style:font-size-complex="13pt" style:font-style-complex="normal"/>
    </style:style>
    <style:style style:name="P40" style:family="paragraph" style:parent-style-name="Standard">
      <style:text-properties style:font-name="FreeSans" fo:font-size="13pt" fo:language="fr" fo:country="FR" fo:font-style="normal" fo:font-weight="bold" officeooo:paragraph-rsid="0028b8cd" style:font-size-asian="13pt" style:font-style-asian="normal" style:font-weight-asian="bold" style:font-size-complex="13pt" style:font-style-complex="normal" style:font-weight-complex="bold"/>
    </style:style>
    <style:style style:name="P41" style:family="paragraph" style:parent-style-name="Standard">
      <style:text-properties fo:color="#9fa8da" loext:opacity="100%" style:font-name="FreeSans" fo:font-size="13pt" fo:language="fr" fo:country="FR" fo:font-weight="bold" officeooo:paragraph-rsid="0028b8cd" style:font-size-asian="13pt" style:font-weight-asian="bold" style:font-size-complex="13pt" style:font-weight-complex="bold"/>
    </style:style>
    <style:style style:name="P42" style:family="paragraph" style:parent-style-name="Standard">
      <style:text-properties style:font-name="FreeSans" fo:font-size="12pt" fo:language="fr" fo:country="FR" fo:font-style="normal" officeooo:paragraph-rsid="0028b8cd" style:font-size-asian="12pt" style:font-style-asian="normal" style:font-size-complex="12pt" style:font-style-complex="normal"/>
    </style:style>
    <style:style style:name="P43" style:family="paragraph" style:parent-style-name="Standard">
      <style:text-properties style:font-name="FreeSans" fo:font-size="13pt" fo:language="fr" fo:country="FR" style:text-underline-style="solid" style:text-underline-width="auto" style:text-underline-color="font-color" officeooo:paragraph-rsid="0028b8cd" style:font-size-asian="13pt" style:font-size-complex="13pt"/>
    </style:style>
    <style:style style:name="P44" style:family="paragraph" style:parent-style-name="Standard">
      <style:text-properties fo:color="#ffe082" loext:opacity="100%" style:font-name="FreeSans" fo:font-size="13pt" fo:language="fr" fo:country="FR" fo:font-style="italic" officeooo:rsid="0017333c" officeooo:paragraph-rsid="0028b8cd" style:font-size-asian="13pt" style:font-style-asian="italic" style:font-size-complex="13pt" style:font-style-complex="italic"/>
    </style:style>
    <style:style style:name="P45" style:family="paragraph" style:parent-style-name="Standard">
      <style:text-properties style:font-name="FreeSans" fo:font-size="13pt" fo:language="fr" fo:country="FR" officeooo:rsid="002660a5" officeooo:paragraph-rsid="0028b8cd" style:font-size-asian="13pt" style:font-size-complex="13pt"/>
    </style:style>
    <style:style style:name="T1" style:family="text">
      <style:text-properties fo:font-weight="bold" officeooo:rsid="00433b5f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officeooo:rsid="005b2437"/>
    </style:style>
    <style:style style:name="T5" style:family="text">
      <style:text-properties officeooo:rsid="0037b81c"/>
    </style:style>
    <style:style style:name="T6" style:family="text">
      <style:text-properties fo:font-style="italic" fo:font-weight="bold" officeooo:rsid="002eb666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382099" style:font-style-asian="italic" style:font-weight-asian="bold" style:font-style-complex="italic" style:font-weight-complex="bol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officeooo:rsid="00433b5f"/>
    </style:style>
    <style:style style:name="T10" style:family="text">
      <style:text-properties officeooo:rsid="00468869"/>
    </style:style>
    <style:style style:name="T11" style:family="text">
      <style:text-properties fo:color="#57acdc" loext:opacity="100%" fo:font-style="italic" fo:font-weight="bold" officeooo:rsid="002eb666" style:font-style-asian="italic" style:font-weight-asian="bold" style:font-style-complex="italic" style:font-weight-complex="bold"/>
    </style:style>
    <style:style style:name="T12" style:family="text">
      <style:text-properties fo:color="#57acdc" loext:opacity="100%" fo:font-style="italic" fo:font-weight="bold" officeooo:rsid="0035c134" style:font-style-asian="italic" style:font-weight-asian="bold" style:font-style-complex="italic" style:font-weight-complex="bold"/>
    </style:style>
    <style:style style:name="T13" style:family="text">
      <style:text-properties fo:color="#57acdc" loext:opacity="100%" fo:font-style="italic" fo:font-weight="bold" officeooo:rsid="00310347" style:font-style-asian="italic" style:font-weight-asian="bold" style:font-style-complex="italic" style:font-weight-complex="bold"/>
    </style:style>
    <style:style style:name="T14" style:family="text">
      <style:text-properties fo:color="#57acdc" loext:opacity="100%" officeooo:rsid="002eb666"/>
    </style:style>
    <style:style style:name="T15" style:family="text">
      <style:text-properties fo:color="#57acdc" loext:opacity="100%"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color="#57acdc" loext:opacity="100%" fo:font-style="italic" fo:font-weight="bold" officeooo:rsid="00329d9e" style:font-style-asian="italic" style:font-weight-asian="bold" style:font-style-complex="italic" style:font-weight-complex="bold"/>
    </style:style>
    <style:style style:name="T17" style:family="text">
      <style:text-properties style:text-underline-style="solid" style:text-underline-width="auto" style:text-underline-color="font-color" officeooo:rsid="003cffe2"/>
    </style:style>
    <style:style style:name="T18" style:family="text">
      <style:text-properties fo:color="#57acdc" loext:opacity="100%" fo:font-style="italic" fo:font-weight="bold" officeooo:rsid="005eb627" style:font-style-asian="italic" style:font-weight-asian="bold" style:font-style-complex="italic" style:font-weight-complex="bold"/>
    </style:style>
    <style:style style:name="T19" style:family="text">
      <style:text-properties fo:color="#57acdc" loext:opacity="100%" fo:font-style="italic" fo:font-weight="bold" officeooo:rsid="0055b67f" style:font-style-asian="italic" style:font-weight-asian="bold" style:font-style-complex="italic" style:font-weight-complex="bold"/>
    </style:style>
    <style:style style:name="T20" style:family="text">
      <style:text-properties fo:color="#57acdc" loext:opacity="100%" fo:font-style="italic" fo:font-weight="bold" officeooo:rsid="003e8e13" style:font-style-asian="italic" style:font-weight-asian="bold" style:font-style-complex="italic" style:font-weight-complex="bold"/>
    </style:style>
    <style:style style:name="T21" style:family="text">
      <style:text-properties style:text-underline-style="solid" style:text-underline-width="auto" style:text-underline-color="font-color" officeooo:rsid="003b2057"/>
    </style:style>
    <style:style style:name="T22" style:family="text">
      <style:text-properties style:text-underline-style="solid" style:text-underline-width="auto" style:text-underline-color="font-color" officeooo:rsid="003c24f3"/>
    </style:style>
    <style:style style:name="T23" style:family="text">
      <style:text-properties style:text-underline-style="solid" style:text-underline-width="auto" style:text-underline-color="font-color" officeooo:rsid="002f3ef8"/>
    </style:style>
    <style:style style:name="T24" style:family="text">
      <style:text-properties fo:color="#38b764" loext:opacity="100%" fo:font-style="italic" fo:font-weight="bold" officeooo:rsid="002f3ef8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05eb627" style:font-style-asian="italic" style:font-weight-asian="bold" style:font-style-complex="italic" style:font-weight-complex="bold"/>
    </style:style>
    <style:style style:name="T26" style:family="text">
      <style:text-properties fo:color="#a5d6a7" loext:opacity="100%" fo:font-weight="bold" style:font-weight-asian="bold" style:font-weight-complex="bol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color="#9fa8da" loext:opacity="100%" fo:font-weight="bold" style:font-weight-asian="bold" style:font-weight-complex="bold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color="#ffcc80" loext:opacity="100%" fo:font-weight="bold" style:font-weight-asian="bold" style:font-weight-complex="bold"/>
    </style:style>
    <style:style style:name="T31" style:family="text">
      <style:text-properties fo:color="#f06292" loext:opacity="100%" fo:font-weight="bold" style:font-weight-asian="bold" style:font-weight-complex="bold"/>
    </style:style>
    <style:style style:name="T32" style:family="text">
      <style:text-properties officeooo:rsid="0015df7c"/>
    </style:style>
    <style:style style:name="T33" style:family="text">
      <style:text-properties fo:color="#ffcc80" loext:opacity="100%" fo:font-weight="bold" officeooo:rsid="0015df7c" style:font-weight-asian="bold" style:font-weight-complex="bold"/>
    </style:style>
    <style:style style:name="T34" style:family="text">
      <style:text-properties fo:color="#9fa8da" loext:opacity="100%" fo:font-weight="bold" officeooo:rsid="0015df7c" style:font-weight-asian="bold" style:font-weight-complex="bold"/>
    </style:style>
    <style:style style:name="T35" style:family="text">
      <style:text-properties fo:color="#a5d6a7" loext:opacity="100%" fo:font-style="italic" style:font-style-asian="italic" style:font-style-complex="italic"/>
    </style:style>
    <style:style style:name="T36" style:family="text">
      <style:text-properties officeooo:rsid="001aa6c9"/>
    </style:style>
    <style:style style:name="T37" style:family="text">
      <style:text-properties fo:color="#ff7043" loext:opacity="100%" fo:font-weight="bold" style:font-weight-asian="bold" style:font-weight-complex="bold"/>
    </style:style>
    <style:style style:name="T38" style:family="text">
      <style:text-properties fo:color="#ff7043" loext:opacity="100%"/>
    </style:style>
    <style:style style:name="T39" style:family="text">
      <style:text-properties officeooo:rsid="00163911"/>
    </style:style>
    <style:style style:name="T40" style:family="text">
      <style:text-properties fo:color="#c5e1a5" loext:opacity="100%" fo:font-weight="bold" style:font-weight-asian="bold" style:font-weight-complex="bold"/>
    </style:style>
    <style:style style:name="T41" style:family="text">
      <style:text-properties fo:color="#90caf9" loext:opacity="100%" fo:font-weight="bold" style:font-weight-asian="bold" style:font-weight-complex="bold"/>
    </style:style>
    <style:style style:name="T42" style:family="text">
      <style:text-properties fo:color="#ff7043" loext:opacity="100%" style:text-underline-style="solid" style:text-underline-width="auto" style:text-underline-color="font-color" fo:font-weight="bold" style:font-weight-asian="bold" style:font-weight-complex="bold"/>
    </style:style>
    <style:style style:name="T43" style:family="text">
      <style:text-properties fo:color="#ff7043" loext:opacity="100%" style:text-underline-style="solid" style:text-underline-width="auto" style:text-underline-color="font-color" fo:font-weight="bold" officeooo:rsid="00163911" style:font-weight-asian="bold" style:font-weight-complex="bold"/>
    </style:style>
    <style:style style:name="T44" style:family="text">
      <style:text-properties fo:color="#a5d6a7" loext:opacity="100%" fo:font-weight="bold" fo:background-color="transparent" loext:char-shading-value="0" style:font-weight-asian="bold" style:font-weight-complex="bold"/>
    </style:style>
    <style:style style:name="T45" style:family="text">
      <style:text-properties fo:color="#9fa8da" loext:opacity="100%"/>
    </style:style>
    <style:style style:name="T46" style:family="text">
      <style:text-properties style:text-position="super 58%" officeooo:rsid="00163911"/>
    </style:style>
    <style:style style:name="T47" style:family="text">
      <style:text-properties fo:color="#ffcc80" loext:opacity="100%" fo:font-weight="bold" officeooo:rsid="00163911" style:font-weight-asian="bold" style:font-weight-complex="bold"/>
    </style:style>
    <style:style style:name="T48" style:family="text">
      <style:text-properties fo:color="#c5cae9" loext:opacity="100%" fo:font-weight="bold" style:font-weight-asian="bold" style:font-weight-complex="bold"/>
    </style:style>
    <style:style style:name="T49" style:family="text">
      <style:text-properties style:text-underline-style="none"/>
    </style:style>
    <style:style style:name="T50" style:family="text">
      <style:text-properties officeooo:rsid="0017333c"/>
    </style:style>
    <style:style style:name="T51" style:family="text">
      <style:text-properties fo:color="#9fa8da" loext:opacity="100%" fo:font-weight="bold" officeooo:rsid="0017333c" style:font-weight-asian="bold" style:font-weight-complex="bold"/>
    </style:style>
    <style:style style:name="T52" style:family="text">
      <style:text-properties fo:color="#a5d6a7" loext:opacity="100%" fo:font-weight="bold" officeooo:rsid="0017333c" style:font-weight-asian="bold" style:font-weight-complex="bold"/>
    </style:style>
    <style:style style:name="T53" style:family="text">
      <style:text-properties fo:color="#ffcc80" loext:opacity="100%" fo:font-weight="bold" officeooo:rsid="0017333c" style:font-weight-asian="bold" style:font-weight-complex="bold"/>
    </style:style>
    <style:style style:name="T54" style:family="text">
      <style:text-properties fo:color="#ffcc80" loext:opacity="100%" fo:font-weight="bold" officeooo:rsid="0017c866" style:font-weight-asian="bold" style:font-weight-complex="bold"/>
    </style:style>
    <style:style style:name="T55" style:family="text">
      <style:text-properties officeooo:rsid="00186ed3"/>
    </style:style>
    <style:style style:name="T56" style:family="text">
      <style:text-properties fo:color="#9fa8da" loext:opacity="100%" fo:font-weight="bold" officeooo:rsid="0017c866" style:font-weight-asian="bold" style:font-weight-complex="bold"/>
    </style:style>
    <style:style style:name="T57" style:family="text">
      <style:text-properties officeooo:rsid="0017c866"/>
    </style:style>
    <style:style style:name="T5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59" style:family="text">
      <style:text-properties fo:font-style="italic" officeooo:rsid="0017c866" style:font-style-asian="italic" style:font-style-complex="italic"/>
    </style:style>
    <style:style style:name="T60" style:family="text">
      <style:text-properties fo:color="#a5d6a7" loext:opacity="100%" fo:font-weight="bold" officeooo:rsid="0017c866" style:font-weight-asian="bold" style:font-weight-complex="bold"/>
    </style:style>
    <style:style style:name="T61" style:family="text">
      <style:text-properties fo:color="#ffd54f" loext:opacity="100%"/>
    </style:style>
    <style:style style:name="T62" style:family="text">
      <style:text-properties fo:font-style="italic" officeooo:rsid="00186ed3" style:font-style-asian="italic" style:font-style-complex="italic"/>
    </style:style>
    <style:style style:name="T63" style:family="text">
      <style:text-properties fo:color="#ff7043" loext:opacity="100%" style:text-underline-style="none" fo:font-weight="bold" style:font-weight-asian="bold" style:font-weight-complex="bold"/>
    </style:style>
    <style:style style:name="T64" style:family="text">
      <style:text-properties style:use-window-font-color="true" loext:opacity="0%" style:text-underline-style="none" fo:font-weight="normal" style:font-weight-asian="normal" style:font-weight-complex="normal"/>
    </style:style>
    <style:style style:name="T65" style:family="text">
      <style:text-properties fo:color="#ffcc80" loext:opacity="100%" style:text-underline-style="none" fo:font-weight="bold" style:font-weight-asian="bold" style:font-weight-complex="bold"/>
    </style:style>
    <style:style style:name="T66" style:family="text">
      <style:text-properties officeooo:rsid="001973d4"/>
    </style:style>
    <style:style style:name="T67" style:family="text">
      <style:text-properties fo:font-style="italic" officeooo:rsid="001973d4" style:font-style-asian="italic" style:font-style-complex="italic"/>
    </style:style>
    <style:style style:name="T68" style:family="text">
      <style:text-properties fo:font-style="italic" fo:font-weight="bold" style:font-style-asian="italic" style:font-weight-asian="bold" style:font-style-complex="italic" style:font-weight-complex="bold"/>
    </style:style>
    <style:style style:name="T69" style:family="text">
      <style:text-properties fo:color="#ffcc80" loext:opacity="100%" fo:font-style="italic" fo:font-weight="bold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age</text:p>
      <text:p text:style-name="P2"/>
      <text:p text:style-name="P3"><text:span text:style-name="T1">I</text:span><text:span text:style-name="T2">nformations</text:span></text:p>
      <text:p text:style-name="P4"/>
      <text:p text:style-name="P5">Informations Generales</text:p>
      <text:p text:style-name="P6"/>
      <text:p text:style-name="P7"><text:span text:style-name="T3">5 semaines (Mai et Juin)</text:span></text:p>
      <text:p text:style-name="P8"/>
      <text:p text:style-name="P9">finlande change </text:p>
      <text:p text:style-name="P9">helsinki change dates canada full + add helsinki days mars-mai</text:p>
      <text:p text:style-name="P8"/>
      <text:p text:style-name="P10"><text:span text:style-name="T4">TC3 - </text:span><text:span text:style-name="T5">Cybersecuritee des services</text:span></text:p>
      <text:p text:style-name="P11"><text:span text:style-name="T6"/></text:p>
      <text:p text:style-name="P11"><text:span text:style-name="T6">Epreuve E</text:span><text:span text:style-name="T7">6</text:span><text:span text:style-name="T6"> (coef. 4) </text:span></text:p>
      <text:p text:style-name="P8"><text:span text:style-name="T8">Epreuve ecrite de 4h ;</text:span> ..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Cours <text:span text:style-name="T9">Generaux (coef. </text:span><text:span text:style-name="T10">14</text:span><text:span text:style-name="T9">)</text:span></text:p>
      <text:p text:style-name="P12"/>
      <text:p text:style-name="P14">EDM (Economique Droit et Management)</text:p>
      <text:p text:style-name="P15"/>
      <text:p text:style-name="P16"><text:span text:style-name="T11">Epreuve </text:span><text:span text:style-name="T12">E</text:span><text:span text:style-name="T11">3 (coef. 4) </text:span></text:p>
      <text:p text:style-name="P17"><text:span text:style-name="T8">Epreuve ecrite de 4h ;</text:span> repondre a un cas donne d’un point de vue economique ainsi que juridique, puis veille juridique.</text:p>
      <text:p text:style-name="P12"/>
      <text:p text:style-name="P14">Mathematiques Informatiques</text:p>
      <text:p text:style-name="P16"><text:span text:style-name="T13"/></text:p>
      <text:p text:style-name="P16"><text:soft-page-break/><text:span text:style-name="T11">Epreuve E2 (coef. 2)</text:span><text:span text:style-name="T14"> </text:span></text:p>
      <text:p text:style-name="P17"><text:span text:style-name="T8">Epreuve ecrite de 2h ;</text:span> en moyenne 4 exercices</text:p>
      <text:p text:style-name="P17"/>
      <text:p text:style-name="P17"><text:span text:style-name="T15">Sous Epreuve </text:span><text:span text:style-name="T16">E2 </text:span><text:span text:style-name="T15">(coef. 1)</text:span></text:p>
      <text:p text:style-name="P17"><text:span text:style-name="T8">CCF </text:span><text:span text:style-name="T17">(pdt l’annee)</text:span><text:span text:style-name="T8"> d’algorithmie ;</text:span> ...</text:p>
      <text:p text:style-name="P17"/>
      <text:p text:style-name="P18">Parcours Certification</text:p>
      <text:p text:style-name="P15"/>
      <text:p text:style-name="P16"><text:span text:style-name="T18">E</text:span><text:span text:style-name="T11">preuve </text:span><text:span text:style-name="T19">EF3</text:span><text:span text:style-name="T11"> (coef. 3</text:span><text:span text:style-name="T20">?</text:span><text:span text:style-name="T11">) </text:span></text:p>
      <text:p text:style-name="P17"><text:span text:style-name="T8">Epreuve </text:span><text:span text:style-name="T21">CCF </text:span><text:span text:style-name="T17">(pdt l’annee) </text:span><text:span text:style-name="T22">oral</text:span><text:span text:style-name="T23"> de 20min</text:span><text:span text:style-name="T8"> ;</text:span> ...</text:p>
      <text:p text:style-name="P12"/>
      <text:p text:style-name="P19">CGE (Culture Generale et Expression)</text:p>
      <text:p text:style-name="P20"/>
      <text:p text:style-name="P21">Epreuve E1 (coef. 2) </text:p>
      <text:p text:style-name="P22"><text:span text:style-name="T8">Epreuve ecrite de 4h ;</text:span> redaction d’une synthese ainsi qu’une ecriture d’invention.</text:p>
      <text:p text:style-name="P12"/>
      <text:p text:style-name="P23">Anglais</text:p>
      <text:p text:style-name="P24"><text:span text:style-name="T24"/></text:p>
      <text:p text:style-name="P25"><text:span text:style-name="T25">E</text:span><text:span text:style-name="T6">preuve E1 (coef. 2)</text:span></text:p>
      <text:p text:style-name="P22"><text:span text:style-name="T8">Epreuve ecrite en 2 etapes ;</text:span> lecture de document puis resume en Francais (300 mots). Reponse par email/lettre a un cas precis.</text:p>
      <text:p text:style-name="P22"/>
      <text:p text:style-name="P22"><text:span text:style-name="T8">Epreuve oral en 2 etapes ;</text:span> comprehension et resume en francais d’une video. Explication/discussion a l’oral avec l’evaluateur.</text:p>
      <text:p text:style-name="P22"/>
      <text:p text:style-name="P26"/>
      <text:p text:style-name="P22"/>
      <text:p text:style-name="P22"/>
      <text:p text:style-name="P22"/>
      <text:p text:style-name="P22"/>
      <text:p text:style-name="P27"/>
      <text:p text:style-name="P28"/>
      <text:p text:style-name="P29">Dates Importantes</text:p>
      <text:p text:style-name="P28"/>
      <text:p text:style-name="P28"><text:soft-page-break/></text:p>
      <text:p text:style-name="P28"/>
      <text:p text:style-name="P28"/>
      <text:p text:style-name="P29">Cours suivis</text:p>
      <text:p text:style-name="P30"/>
      <text:p text:style-name="P31">La <text:span text:style-name="T26">succession des espèces </text:span><text:span text:style-name="T27">au fil des temps géologiques</text:span> est contrainte par l’<text:span text:style-name="T26">évolution des populations qui les composent</text:span>. Ces dernières sont soumises aux contraintes d’un <text:span text:style-name="T28">environnement changeant</text:span> et de <text:span text:style-name="T28">paramètres génétiques en constante mutation</text:span>.</text:p>
      <text:p text:style-name="P31"/>
      <text:p text:style-name="P31"><text:span text:style-name="T8">Problématique :</text:span> <text:span text:style-name="T29">Comment peut-on modéliser l’évolution des populations naturelles ?</text:span></text:p>
      <text:p text:style-name="P32">Comment définir une espèce et décrire son évolution ?</text:p>
      <text:p text:style-name="P30"/>
      <text:p text:style-name="P33"/>
      <text:p text:style-name="P33"/>
      <text:p text:style-name="P34">I. Modélisation mathématique de l’évolution des espèces</text:p>
      <text:p text:style-name="P31"/>
      <text:p text:style-name="P31">A la suite des travaux de Darwin, d’autres scientifiques ont cherché à décrire l’évolution des populations à l’aide d’équations. <text:span text:style-name="T30">Godfrey Harold Hardy</text:span> et <text:span text:style-name="T30">Wilhelm Weinberg</text:span> décrivent le <text:span text:style-name="T28">principe mathématique de l’évolution génétique des populations</text:span> (<text:span text:style-name="T29">théoriques</text:span>) connu sous le nom de <text:span text:style-name="T31">loi de Hardy-Weinberg</text:span> <text:span text:style-name="T32">qui montre une stabilité appelée </text:span><text:span text:style-name="T33">équilibre de Hardy-Weinberg</text:span><text:span text:style-name="T32">.</text:span></text:p>
      <text:p text:style-name="P30"/>
      <text:p text:style-name="P35">1) La loi de Hardy-Weinberg</text:p>
      <text:p text:style-name="P31">Le modèle s’applique <text:span text:style-name="T32">sur</text:span> des <text:span text:style-name="T30">populations d’eucaryotes à reproduction sexuée</text:span>: <text:span text:style-name="T28">- </text:span><text:span text:style-name="T34">t</text:span><text:span text:style-name="T28">aille de population infinie</text:span></text:p>
      <text:p text:style-name="P31"><text:span text:style-name="T28">- absence de migration,</text:span><text:span text:style-name="T34"> </text:span><text:span text:style-name="T28">de mutation, de sélection</text:span></text:p>
      <text:p text:style-name="P31"><text:span text:style-name="T28">- panmixie</text:span> (<text:span text:style-name="T35">reproduction au hasard sans sélection sexuelle</text:span>)</text:p>
      <text:p text:style-name="P31"/>
      <text:p text:style-name="P31">Sous ces conditions, il énonce que : </text:p>
      <text:p text:style-name="P31">- La <text:span text:style-name="T30">fréquence des allèles reste stable</text:span> d’une génération à l’autre.</text:p>
      <text:p text:style-name="P31">- La<text:span text:style-name="T30"> fréquence des génotypes</text:span> se <text:span text:style-name="T30">déduit directement de celle des phénotypes</text:span> observés et <text:span text:style-name="T30">demeure constante</text:span>.</text:p>
      <text:p text:style-name="P31"/>
      <text:p text:style-name="P36"><text:soft-page-break/></text:p>
      <text:p text:style-name="P37">Ex : Pour un gène existant sous 2 allèles A et B</text:p>
      <text:p text:style-name="P38">On établit que <text:span text:style-name="T2">f(A) = p et f(B) = q</text:span> et comme pour ce gène il n’y a que 2 allèles, </text:p>
      <text:p text:style-name="P38"><text:span text:style-name="T2">f(A) + f(B) = 1 donc p + q = 1</text:span>.</text:p>
      <text:p text:style-name="P38"/>
      <text:p text:style-name="P39">En y rajoutant la fréquence des allèles <text:span text:style-name="T36">l</text:span>e tableau de croisement des gamètes portant les allèles de ce gène est le suivant : </text:p>
      <text:p text:style-name="P39"/>
      <text:p text:style-name="P38"><text:span text:style-name="T36">L</text:span>es fréquences des allèles chez les différents zygotes (<text:span text:style-name="T29">descendants</text:span>) possibles sont : </text:p>
      <text:p text:style-name="P38">- <text:span text:style-name="T2">f(A) = f(A // A) + ½ f(A // B) = p² + ½ (2pq) = </text:span><text:span text:style-name="T37">p² + pq</text:span></text:p>
      <text:p text:style-name="P38">- <text:span text:style-name="T2">f(B) = f(B // B) + ½ f(A // B) = q² + ½ (2pq) = </text:span><text:span text:style-name="T37">q² + pq</text:span></text:p>
      <text:p text:style-name="P38"/>
      <text:p text:style-name="P38">Sachant que f<text:span text:style-name="T2">(A) + f(B) = 1</text:span>, donc <text:span text:style-name="T2">p + q = 1 =&gt; q = 1 - p et p = 1 – q</text:span>. </text:p>
      <text:p text:style-name="P40">f(A) = p² + pq = p² + p(1 - p) = <text:span text:style-name="T38">p² + p - p² = p</text:span></text:p>
      <text:p text:style-name="P40">f(B) = q² + pq = q² + q(1 - q) = <text:span text:style-name="T38">q² + q - q² = q</text:span></text:p>
      <text:p text:style-name="P38"/>
      <text:p text:style-name="P38">On en conclue donc que <text:span text:style-name="T30">les fréquences des allèles A et B chez les descendants</text:span> <text:span text:style-name="T28">sont identiques à celles chez les parents</text:span>. Cette population est <text:span text:style-name="T26">à l’équilibre de Hardy-Weinberg</text:span>.</text:p>
      <text:p text:style-name="P31"/>
      <text:p text:style-name="P31"/>
      <text:p text:style-name="P35">2) La théorie et la réalité</text:p>
      <text:p text:style-name="P31">Dans la nature, <text:span text:style-name="T30">trois forces évolutives majeures</text:span> s’appliquent aux espèces : </text:p>
      <text:p text:style-name="P41">- les mutations <text:span text:style-name="T39">et</text:span> la sélection naturelle</text:p>
      <text:p text:style-name="P41">- la dérive génétique</text:p>
      <text:p text:style-name="P41">- la sélection sexuelle</text:p>
      <text:p text:style-name="P31"/>
      <text:p text:style-name="P31">Ainsi, <text:span text:style-name="T30">l’équilibre de Hardy-Weinberg</text:span> n’est <text:span text:style-name="T40">quasiment jamais atteint</text:span> en pratique ce qui <text:span text:style-name="T41">valide l’existence de l’évolution des espèces</text:span>.</text:p>
      <text:p text:style-name="P30"/>
      <text:p text:style-name="P30"/>
      <text:p text:style-name="P30"/>
      <text:p text:style-name="P34">II. L’évolution des populations au cours du temps</text:p>
      <text:p text:style-name="P31"><text:span text:style-name="T42">Evolution :</text:span> <text:span text:style-name="T26">ensemble des mécanismes</text:span> par lesquels les <text:span text:style-name="T28">populations varient</text:span>, les <text:span text:style-name="T28">espèces naissent</text:span>, se <text:span text:style-name="T28">transforment</text:span> et <text:span text:style-name="T28">disparaissent</text:span>.</text:p>
      <text:p text:style-name="P31"><text:span text:style-name="T43">P</text:span><text:span text:style-name="T42">opulation :</text:span><text:span text:style-name="T37"> </text:span>un <text:span text:style-name="T28">ensemble d’individus</text:span> d’une <text:span text:style-name="T28">même espèce</text:span> qui n’ont <text:span text:style-name="T44">pas les mêmes combinaisons alléliques</text:span>.</text:p>
      <text:p text:style-name="P31"><text:span text:style-name="T43">S</text:span><text:span text:style-name="T42">élection naturelle :</text:span> <text:span text:style-name="T45">l’</text:span><text:span text:style-name="T28">évolution</text:span> de la <text:span text:style-name="T26">fréquence des allèles</text:span> donnant un <text:span text:style-name="T28">avantage (ou désavantage) sélectif</text:span>.</text:p>
      <text:p text:style-name="P30"/>
      <text:p text:style-name="P35"><text:soft-page-break/>1) La sélection naturelle</text:p>
      <text:p text:style-name="P31">Les fréquences des allèles avantageux augmenteront au fil des générations (dans des </text:p>
      <text:p text:style-name="P31">conditions environnementales fixes) et inversement; concept <text:span text:style-name="T39">de</text:span>Darwin <text:span text:style-name="T39">au 19</text:span><text:span text:style-name="T46">e</text:span><text:span text:style-name="T39"> siecle</text:span>.</text:p>
      <text:p text:style-name="P31"/>
      <text:p text:style-name="P31">En effet, les <text:span text:style-name="T30">individus </text:span><text:span text:style-name="T47">au</text:span><text:span text:style-name="T30"> phénotype favorisé</text:span> auront un <text:span text:style-name="T26">meilleur taux de survie</text:span> et un <text:span text:style-name="T26">plus grand nombre de descendants</text:span> (<text:span text:style-name="T29">meilleure fertilité</text:span>) et pourront <text:span text:style-name="T48">éventuellement constituer une nouvelle espèce</text:span>.</text:p>
      <text:p text:style-name="P31"/>
      <text:p text:style-name="P32"><text:span text:style-name="T8">Ex :</text:span><text:span text:style-name="T49"> Le</text:span>s pinsons de Darwin, la phalène du bouleau...</text:p>
      <text:p text:style-name="P30"/>
      <text:p text:style-name="P35">2) La dérive génétique</text:p>
      <text:p text:style-name="P31"><text:span text:style-name="T42">Dérive génétique :</text:span> <text:span text:style-name="T28">variations aléatoires</text:span> de la <text:span text:style-name="T26">fréquence des allèles neutres</text:span> <text:span text:style-name="T28">dans une population ou une espèce</text:span>.</text:p>
      <text:p text:style-name="P31"/>
      <text:p text:style-name="P31"><text:span text:style-name="T50">La </text:span><text:span text:style-name="T51">dérive génétique</text:span> <text:span text:style-name="T50">c’est des </text:span><text:span text:style-name="T52">v</text:span><text:span text:style-name="T26">ariations imprévisibles</text:span> <text:span text:style-name="T50">et donc </text:span><text:span text:style-name="T26">forte</text:span><text:span text:style-name="T52">s</text:span><text:span text:style-name="T26"> dans les petites populations</text:span> isolées du reste de l’espèce. <text:span text:style-name="T50">Cela </text:span>peut conduire à la <text:span text:style-name="T30">disparition ou la fixation de certains allèles</text:span>. <text:span text:style-name="T50">Cela</text:span> génère une <text:span text:style-name="T28">diminution de la diversité génétique</text:span> et <text:span text:style-name="T26">contrebalance l’effet des mutations</text:span>.</text:p>
      <text:p text:style-name="P38"/>
      <text:p text:style-name="P42">La colonisation d’un milieu par un petit groupe isolé d’individus conduit à la formation rapide d’un ensemble génétiquement unique en raison de la dérive génétique et de l’effet fondateur (sélection au hasard d’un petit groupe avec un pool allélique donné). Cette population pourra, à long terme, évoluer en une nouvelle espèce.</text:p>
      <text:p text:style-name="P30"/>
      <text:p text:style-name="P30"/>
      <text:p text:style-name="P30"/>
      <text:p text:style-name="P34">III. La notion d’espèce</text:p>
      <text:p text:style-name="P35">1) Historique de la notion d’espèce</text:p>
      <text:p text:style-name="P31">L’espèce est un concept dont la <text:span text:style-name="T30">déf</text:span><text:span text:style-name="T53">inition</text:span><text:span text:style-name="T30"> fait l’objet de nombreux débats</text:span>, on compte jusqu’à 22 déf<text:span text:style-name="T50">initions </text:span>différentes. On parle donc de <text:span text:style-name="T37">concepts d’espèce</text:span> et ceux-ci ne peuvent s’appliquer de façon universelle.</text:p>
      <text:p text:style-name="P31"/>
      <text:p text:style-name="P43">Voici quelques exemples :</text:p>
      <text:p text:style-name="P44">mdr jsp ou sont les exemples y avait rien écris sur les diapos :P</text:p>
      <text:p text:style-name="P31"/>
      <text:p text:style-name="P35">2) Définir le concept d’espèce</text:p>
      <text:p text:style-name="P31"><text:soft-page-break/>La<text:span text:style-name="T26"> diversité du vivant </text:span>est décrite comme la <text:span text:style-name="T30">diversité des </text:span><text:span text:style-name="T54">espèces</text:span> que l’on définit selon <text:span text:style-name="T28">2 grands critères</text:span> :</text:p>
      <text:p text:style-name="P31"/>
      <text:p text:style-name="P31">- La <text:span text:style-name="T30">ressemblance</text:span> ou <text:span text:style-name="T30">déf</text:span><text:span text:style-name="T54">inition</text:span><text:span text:style-name="T30"> typologique de l’espèce</text:span> :</text:p>
      <text:p text:style-name="P31"><text:span text:style-name="T55">L</text:span>es <text:span text:style-name="T28">individus d’une même </text:span><text:span text:style-name="T56">espèce</text:span> se <text:span text:style-name="T28">ressemblent</text:span> <text:span text:style-name="T28">+ entre eux</text:span> qu’aux individus d’une autre <text:span text:style-name="T57">espèce.</text:span></text:p>
      <text:p text:style-name="P31"><text:span text:style-name="T58">Limite :</text:span> <text:span text:style-name="T29">dimorphisme sexuel, mimétisme, </text:span><text:span text:style-name="T59">espèces</text:span><text:span text:style-name="T29"> Jumelles...</text:span></text:p>
      <text:p text:style-name="P31"/>
      <text:p text:style-name="P31">- <text:span text:style-name="T57">L</text:span>’<text:span text:style-name="T30">interfécondité </text:span>ou <text:span text:style-name="T30">définition biologique de l’espèce</text:span> :</text:p>
      <text:p text:style-name="P31">2 individus sont <text:span text:style-name="T28">de la même </text:span><text:span text:style-name="T56">espèce</text:span> s’ils <text:span text:style-name="T28">peuvent se reproduire entre eux</text:span> si leur <text:span text:style-name="T28">descendance est fertile</text:span>.</text:p>
      <text:p text:style-name="P31"><text:span text:style-name="T8">Limite :</text:span> <text:span text:style-name="T29">tous les hybrides interspécifiques fertiles</text:span></text:p>
      <text:p text:style-name="P31"/>
      <text:p text:style-name="P31">Ces limites montrent qu’il faut inclure <text:span text:style-name="T28">2 éléments supplémentaires dans la notion d’espèce</text:span> : </text:p>
      <text:p text:style-name="P31"/>
      <text:p text:style-name="P31">- Une <text:span text:style-name="T30">définition écologique</text:span> : une <text:span text:style-name="T26">population séparée dans l’espace au sein d’une niche écologique donnée</text:span>.</text:p>
      <text:p text:style-name="P31">- Une <text:span text:style-name="T30">définition évolutive</text:span> : une <text:span text:style-name="T26">population isolée dans le temps</text:span> <text:span text:style-name="T26">assez longtemps</text:span> <text:span text:style-name="T26">bien que puissent encore exister des hybrides fertiles ou stériles</text:span>.</text:p>
      <text:p text:style-name="P31"/>
      <text:p text:style-name="P31"><text:span text:style-name="T42">Une espèce :</text:span> <text:span text:style-name="T55">est </text:span>donc une <text:span text:style-name="T41">population d’individus suffisamment isolés génétiquement des autres populations</text:span>.</text:p>
      <text:p text:style-name="P30"/>
      <text:p text:style-name="P30"/>
      <text:p text:style-name="P34">IV. Séquençage de l’ADN et étude des espèces</text:p>
      <text:p text:style-name="P30"/>
      <text:p text:style-name="P31">L’application du <text:span text:style-name="T28">séquençage haute fréquence</text:span> à un <text:span text:style-name="T30">échantillon prélevé dans un milieu naturel </text:span>(flaque d’eau par ex.) permet <text:span text:style-name="T28">d’identifier et regrouper</text:span> les <text:span text:style-name="T30">individus possédant des génomes proches</text:span>.</text:p>
      <text:p text:style-name="P31"/>
      <text:p text:style-name="P31">On a ainsi pu identifier des <text:span text:style-name="T30">groupes d’individus assez isolés génétiquement</text:span> les uns des autres et constituant donc potentiellement de nouvelles espèces. <text:span text:style-name="T28">D’autres critères sont cependant aussi à considérer</text:span> pour parler d’événement de spéciation. </text:p>
      <text:p text:style-name="P31"/>
      <text:p text:style-name="P31"><text:span text:style-name="T42">Spéciation :</text:span> <text:span text:style-name="T26">apparition d’une nouvelle </text:span><text:span text:style-name="T60">espèce</text:span> <text:span text:style-name="T28">à partir d’une population isolée reproductivement de</text:span> l’<text:span text:style-name="T30">espèce Ancestrale</text:span>.</text:p>
      <text:p text:style-name="P31"/>
      <text:p text:style-name="P34"><text:soft-page-break/>Conclusion</text:p>
      <text:p text:style-name="P30"/>
      <text:p text:style-name="P31"><text:span text:style-name="T28">L’évolution des populations</text:span> au <text:span text:style-name="T28">sein des espèces</text:span> a lieu <text:span text:style-name="T26">sous la contrainte de l’environnement</text:span> et de <text:span text:style-name="T26">facteurs génétiques internes</text:span>. Elle ne suit qu’<text:span text:style-name="T28">exceptionnellement la loi de Hardy-Weinberg</text:span> tant les contraintes de cette dernière sont fortes. La démocratisation des <text:span text:style-name="T30">techniques de séquençage moderne de l’ADN </text:span>ouvre <text:span text:style-name="T28">tout un champ des possibles à l’étude très fine de ces populations</text:span>.</text:p>
      <text:p text:style-name="P30"/>
      <text:p text:style-name="P30"/>
      <text:p text:style-name="P34">V. Diversification non génétique du vivant</text:p>
      <text:p text:style-name="P30"/>
      <text:p text:style-name="P31">Le <text:span text:style-name="T30">phénotype des individus</text:span> peut être <text:span text:style-name="T28">étendu par des associations</text:span> avec d’<text:span text:style-name="T28">autres êtres vivants</text:span> selon <text:span text:style-name="T26">2 modalités</text:span> :</text:p>
      <text:p text:style-name="P31"/>
      <text:p text:style-name="P31">- <text:span text:style-name="T42">La symbiose :</text:span> <text:span text:style-name="T30">chaque partenaire</text:span><text:span text:style-name="T61"> </text:span><text:span text:style-name="T28">apporte ses gènes et capacités</text:span> à l’autre <text:span text:style-name="T55">ce qui permet</text:span>:</text:p>
      <text:p text:style-name="P31"><text:tab/>- d’<text:span text:style-name="T26">améliorer leurs capacités de protection </text:span>(<text:span text:style-name="T29">microbiote</text:span>)</text:p>
      <text:p text:style-name="P31"><text:tab/>- <text:span text:style-name="T55">d’</text:span><text:span text:style-name="T26">apporter de nouvelles fonctions</text:span> (<text:span text:style-name="T29">photosynthèse </text:span><text:span text:style-name="T62">-&gt;</text:span><text:span text:style-name="T29"> ver plat de Roscoff</text:span>)</text:p>
      <text:p text:style-name="P31"><text:tab/>- <text:span text:style-name="T55">de</text:span> <text:span text:style-name="T26">favoriser l’adaptation au milieu</text:span> (<text:span text:style-name="T29">acacias</text:span>).</text:p>
      <text:p text:style-name="P31"/>
      <text:p text:style-name="P31">- <text:span text:style-name="T42">Les relations nuisibles :</text:span></text:p>
      <text:p text:style-name="P31"><text:span text:style-name="T63"><text:tab/></text:span><text:span text:style-name="T64">- </text:span><text:span text:style-name="T65">l</text:span><text:span text:style-name="T30">e parasitisme</text:span> peut <text:span text:style-name="T26">modifier le comportement de certains animaux</text:span> (<text:span text:style-name="T29">fourmis zombie</text:span>)</text:p>
      <text:p text:style-name="P31"><text:tab/>- une <text:span text:style-name="T30">modification du microbiote</text:span> peut <text:span text:style-name="T26">favoriser l’apparition de maladies chroniques et de l’obésité</text:span>.</text:p>
      <text:p text:style-name="P31"/>
      <text:p text:style-name="P31">Certains animaux <text:span text:style-name="T28">récupèrent et utilisent</text:span> des <text:span text:style-name="T26">éléments de leur environnement</text:span> ce qui <text:span text:style-name="T26">modifie leur phénotype</text:span> : </text:p>
      <text:p text:style-name="P31"><text:tab/>- <text:span text:style-name="T28">construction d’habitat</text:span> (<text:span text:style-name="T29">fourreaux des trichoptères</text:span>)</text:p>
      <text:p text:style-name="P31"><text:tab/>- <text:span text:style-name="T28">parures</text:span> (<text:span text:style-name="T29">chez l’Homme</text:span>)</text:p>
      <text:p text:style-name="P31"><text:tab/>- <text:span text:style-name="T28">parades nuptiales</text:span></text:p>
      <text:p text:style-name="P31"><text:span text:style-name="T66"><text:tab/></text:span><text:span text:style-name="T67">etc...</text:span></text:p>
      <text:p text:style-name="P31"/>
      <text:p text:style-name="P31"><text:span text:style-name="T28">Ces comportements favorisent</text:span> l’<text:span text:style-name="T30">attractivité sexuelle</text:span> (<text:span text:style-name="T29">résultat de la </text:span><text:span text:style-name="T68">sélection sexuelle</text:span>) ou l’<text:span text:style-name="T30">échappement face aux prédateurs</text:span>.</text:p>
      <text:p text:style-name="P31"/>
      <text:p text:style-name="P31">Le dernier <text:span text:style-name="T28">élément de diversification</text:span> est la <text:span text:style-name="T30">transmission culturelle</text:span> de génération en génération ou entre contemporains : <text:span text:style-name="T29">chant des oiseaux, utilisation d’outils chez les primates, langues humaines…</text:span></text:p>
      <text:p text:style-name="P31"><text:soft-page-break/>Leur <text:span text:style-name="T28">évolution</text:span> est <text:span text:style-name="T26">spécifique à chaque population</text:span>, <text:span text:style-name="T28">suit les mécanismes de la sélection naturelle et la dérive génétique</text:span> et <text:span text:style-name="T30">peut contribuer à une limitation des échanges entre populations donc </text:span><text:span text:style-name="T69">in fine</text:span><text:span text:style-name="T30"> leur spéciation</text:span>.</text:p>
      <text:p text:style-name="P4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rbel" svg:font-family="Corbe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wiss" style:font-pitch="variable"/>
    <style:font-face style:name="Noto Serif CJK SC" svg:font-family="'Noto Serif CJK SC'" style:font-family-generic="roman" style:font-pitch="variable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Style_20_de_20_dessin_20_par_20_défaut" style:display-name="Style de dessin par défaut" style:family="paragraph">
      <style:paragraph-properties style:line-height-at-least="0.139in" fo:hyphenation-ladder-count="no-limit" fo:hyphenation-keep="auto" loext:hyphenation-keep-type="column"/>
      <style:text-properties style:font-name="Lohit Devanagari" fo:font-family="'Lohit Devanagari'" style:font-family-generic="system" style:font-pitch="variable" fo:font-size="18pt" style:font-name-asian="DejaVu Sans" style:font-family-asian="'DejaVu Sans'" style:font-family-generic-asian="system" style:font-pitch-asian="variable" style:font-size-asian="18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Objet_20_sans_20_remplissage" style:display-name="Objet sans remplissage" style:family="paragraph" style:parent-style-name="Style_20_de_20_dessin_20_par_20_défau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Objet_20_sans_20_remplissage_20_et_20_sans_20_ligne" style:display-name="Objet sans remplissage et sans ligne" style:family="paragraph" style:parent-style-name="Style_20_de_20_dessin_20_par_20_défau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A4" style:family="paragraph" style:parent-style-name="Text">
      <style:paragraph-properties fo:hyphenation-ladder-count="no-limit" fo:hyphenation-keep="auto" loext:hyphenation-keep-type="column"/>
      <style:text-properties style:font-name="Noto Sans" fo:font-family="'Noto Sans'" style:font-family-generic="swiss" style:font-pitch="variable" fo:font-size="18pt" style:font-name-asian="Noto Sans" style:font-family-asian="'Noto Sans'" style:font-family-generic-asian="swiss" style:font-pitch-asian="variable" style:font-size-asian="18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ext" style:family="paragraph" style:parent-style-name="Caption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itre_20_A4" style:display-name="Titre A4" style:family="paragraph" style:parent-style-name="A4">
      <style:paragraph-properties fo:hyphenation-ladder-count="no-limit" fo:hyphenation-keep="auto" loext:hyphenation-keep-type="column"/>
      <style:text-properties fo:font-size="43.5pt" style:font-size-asian="43.5pt" fo:hyphenate="false" loext:hyphenation-no-caps="false" loext:hyphenation-no-last-word="false" loext:hyphenation-word-char-count="no-limit" loext:hyphenation-zone="no-limit"/>
    </style:style>
    <style:style style:name="En-tête_20_A4" style:display-name="En-tête A4" style:family="paragraph" style:parent-style-name="A4">
      <style:paragraph-properties fo:hyphenation-ladder-count="no-limit" fo:hyphenation-keep="auto" loext:hyphenation-keep-type="column"/>
      <style:text-properties fo:font-size="24pt" style:font-size-asian="24pt" fo:hyphenate="false" loext:hyphenation-no-caps="false" loext:hyphenation-no-last-word="false" loext:hyphenation-word-char-count="no-limit" loext:hyphenation-zone="no-limit"/>
    </style:style>
    <style:style style:name="Texte_20_A4" style:display-name="Texte A4" style:family="paragraph" style:parent-style-name="A4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A0" style:family="paragraph" style:parent-style-name="Text">
      <style:paragraph-properties fo:hyphenation-ladder-count="no-limit" fo:hyphenation-keep="auto" loext:hyphenation-keep-type="column"/>
      <style:text-properties style:font-name="Noto Sans" fo:font-family="'Noto Sans'" style:font-family-generic="swiss" style:font-pitch="variable" fo:font-size="47.5pt" style:font-name-asian="Noto Sans" style:font-family-asian="'Noto Sans'" style:font-family-generic-asian="swiss" style:font-pitch-asian="variable" style:font-size-asian="47.5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itre_20_A0" style:display-name="Titre A0" style:family="paragraph" style:parent-style-name="A0">
      <style:paragraph-properties fo:hyphenation-ladder-count="no-limit" fo:hyphenation-keep="auto" loext:hyphenation-keep-type="column"/>
      <style:text-properties fo:font-size="95.5pt" style:font-size-asian="95.5pt" fo:hyphenate="false" loext:hyphenation-no-caps="false" loext:hyphenation-no-last-word="false" loext:hyphenation-word-char-count="no-limit" loext:hyphenation-zone="no-limit"/>
    </style:style>
    <style:style style:name="En-tête_20_A0" style:display-name="En-tête A0" style:family="paragraph" style:parent-style-name="A0">
      <style:paragraph-properties fo:hyphenation-ladder-count="no-limit" fo:hyphenation-keep="auto" loext:hyphenation-keep-type="column"/>
      <style:text-properties fo:font-size="71.5pt" style:font-size-asian="71.5pt" fo:hyphenate="false" loext:hyphenation-no-caps="false" loext:hyphenation-no-last-word="false" loext:hyphenation-word-char-count="no-limit" loext:hyphenation-zone="no-limit"/>
    </style:style>
    <style:style style:name="Texte_20_A0" style:display-name="Texte A0" style:family="paragraph" style:parent-style-name="A0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Image" style:family="paragraph">
      <style:paragraph-properties fo:hyphenation-ladder-count="no-limit" fo:hyphenation-keep="auto" loext:hyphenation-keep-type="column"/>
      <style:text-properties style:font-name="Liberation Sans" fo:font-family="'Liberation Sans'" style:font-family-generic="swiss" style:font-pitch="variable" fo:font-size="18pt" style:font-name-asian="DejaVu Sans" style:font-family-asian="'DejaVu Sans'" style:font-family-generic-asian="system" style:font-pitch-asian="variable" style:font-size-asian="18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Formes" style:family="paragraph" style:parent-style-name="Image">
      <style:paragraph-properties fo:hyphenation-ladder-count="no-limit" fo:hyphenation-keep="auto" loext:hyphenation-keep-type="column"/>
      <style:text-properties fo:font-size="14pt" fo:font-weight="bold" style:font-name-asian="Liberation Sans" style:font-family-asian="'Liberation Sans'" style:font-family-generic-asian="swiss" style:font-pitch-asian="variable" style:font-size-asian="14pt" style:font-weight-asian="bold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Plein" style:family="paragraph" style:parent-style-name="Formes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lein_20_bleu" style:display-name="Plein bleu" style:family="paragraph" style:parent-style-name="Plein">
      <style:paragraph-properties fo:hyphenation-ladder-count="no-limit" fo:hyphenation-keep="auto" loext:hyphenation-keep-type="column"/>
      <style:text-properties fo:color="#ffffff" loext:opacity="100%" fo:hyphenate="false" loext:hyphenation-no-caps="false" loext:hyphenation-no-last-word="false" loext:hyphenation-word-char-count="no-limit" loext:hyphenation-zone="no-limit"/>
    </style:style>
    <style:style style:name="Plein_20_vert" style:display-name="Plein vert" style:family="paragraph" style:parent-style-name="Plein">
      <style:paragraph-properties fo:hyphenation-ladder-count="no-limit" fo:hyphenation-keep="auto" loext:hyphenation-keep-type="column"/>
      <style:text-properties fo:color="#ffffff" loext:opacity="100%" fo:hyphenate="false" loext:hyphenation-no-caps="false" loext:hyphenation-no-last-word="false" loext:hyphenation-word-char-count="no-limit" loext:hyphenation-zone="no-limit"/>
    </style:style>
    <style:style style:name="Plein_20_rouge" style:display-name="Plein rouge" style:family="paragraph" style:parent-style-name="Plein">
      <style:paragraph-properties fo:hyphenation-ladder-count="no-limit" fo:hyphenation-keep="auto" loext:hyphenation-keep-type="column"/>
      <style:text-properties fo:color="#ffffff" loext:opacity="100%" fo:hyphenate="false" loext:hyphenation-no-caps="false" loext:hyphenation-no-last-word="false" loext:hyphenation-word-char-count="no-limit" loext:hyphenation-zone="no-limit"/>
    </style:style>
    <style:style style:name="Plein_20_jaune" style:display-name="Plein jaune" style:family="paragraph" style:parent-style-name="Plein">
      <style:paragraph-properties fo:hyphenation-ladder-count="no-limit" fo:hyphenation-keep="auto" loext:hyphenation-keep-type="column"/>
      <style:text-properties fo:color="#ffffff" loext:opacity="100%" fo:hyphenate="false" loext:hyphenation-no-caps="false" loext:hyphenation-no-last-word="false" loext:hyphenation-word-char-count="no-limit" loext:hyphenation-zone="no-limit"/>
    </style:style>
    <style:style style:name="Contour" style:family="paragraph" style:parent-style-name="Formes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ontour_20_bleu" style:display-name="Contour bleu" style:family="paragraph" style:parent-style-name="Contour">
      <style:paragraph-properties fo:hyphenation-ladder-count="no-limit" fo:hyphenation-keep="auto" loext:hyphenation-keep-type="column"/>
      <style:text-properties fo:color="#355269" loext:opacity="100%" fo:hyphenate="false" loext:hyphenation-no-caps="false" loext:hyphenation-no-last-word="false" loext:hyphenation-word-char-count="no-limit" loext:hyphenation-zone="no-limit"/>
    </style:style>
    <style:style style:name="Contour_20_vert" style:display-name="Contour vert" style:family="paragraph" style:parent-style-name="Contour">
      <style:paragraph-properties fo:hyphenation-ladder-count="no-limit" fo:hyphenation-keep="auto" loext:hyphenation-keep-type="column"/>
      <style:text-properties fo:color="#127622" loext:opacity="100%" fo:hyphenate="false" loext:hyphenation-no-caps="false" loext:hyphenation-no-last-word="false" loext:hyphenation-word-char-count="no-limit" loext:hyphenation-zone="no-limit"/>
    </style:style>
    <style:style style:name="Contour_20_rouge" style:display-name="Contour rouge" style:family="paragraph" style:parent-style-name="Contour">
      <style:paragraph-properties fo:hyphenation-ladder-count="no-limit" fo:hyphenation-keep="auto" loext:hyphenation-keep-type="column"/>
      <style:text-properties fo:color="#c9211e" loext:opacity="100%" fo:hyphenate="false" loext:hyphenation-no-caps="false" loext:hyphenation-no-last-word="false" loext:hyphenation-word-char-count="no-limit" loext:hyphenation-zone="no-limit"/>
    </style:style>
    <style:style style:name="Contour_20_jaune" style:display-name="Contour jaune" style:family="paragraph" style:parent-style-name="Contour">
      <style:paragraph-properties fo:hyphenation-ladder-count="no-limit" fo:hyphenation-keep="auto" loext:hyphenation-keep-type="column"/>
      <style:text-properties fo:color="#b47804" loext:opacity="100%" fo:hyphenate="false" loext:hyphenation-no-caps="false" loext:hyphenation-no-last-word="false" loext:hyphenation-word-char-count="no-limit" loext:hyphenation-zone="no-limit"/>
    </style:style>
    <style:style style:name="Lignes" style:family="paragraph" style:parent-style-name="Image">
      <style:paragraph-properties fo:hyphenation-ladder-count="no-limit" fo:hyphenation-keep="auto" loext:hyphenation-keep-type="column"/>
      <style:text-properties style:font-name-asian="Liberation Sans" style:font-family-asian="'Liberation Sans'" style:font-family-generic-asian="swiss" style:font-pitch-asian="variable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Ligne_20_fléchée" style:display-name="Ligne fléchée" style:family="paragraph" style:parent-style-name="Lignes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gne_20_en_20_pointillés" style:display-name="Ligne en pointillés" style:family="paragraph" style:parent-style-name="Lignes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Diapositive_20_de_20_titre_7e_LT_7e_Gliederung_20_1" style:display-name="Diapositive de titre~LT~Gliederung 1" style:family="paragraph">
      <style:paragraph-properties fo:margin-top="0.1965in" fo:margin-bottom="0in" style:contextual-spacing="false" fo:line-height="90%" fo:hyphenation-ladder-count="no-limit" fo:hyphenation-keep="auto" loext:hyphenation-keep-type="column"/>
      <style:text-properties fo:color="#ededed" loext:opacity="100%" style:font-name="Lohit Devanagari" fo:font-family="'Lohit Devanagari'" style:font-family-generic="system" style:font-pitch="variable" fo:font-size="28pt" style:font-name-asian="DejaVu Sans" style:font-family-asian="'DejaVu Sans'" style:font-family-generic-asian="system" style:font-pitch-asian="variable" style:font-size-asian="28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iapositive_20_de_20_titre_7e_LT_7e_Gliederung_20_2" style:display-name="Diapositive de titre~LT~Gliederung 2" style:family="paragraph" style:parent-style-name="Diapositive_20_de_20_titre_7e_LT_7e_Gliederung_20_1">
      <style:paragraph-properties fo:margin-top="0.1575in" fo:margin-bottom="0in" style:contextual-spacing="false" fo:hyphenation-ladder-count="no-limit" fo:hyphenation-keep="auto" loext:hyphenation-keep-type="column"/>
      <style:text-properties fo:font-size="20pt" style:font-name-asian="Lohit Devanagari" style:font-family-asian="'Lohit Devanagari'" style:font-family-generic-asian="system" style:font-pitch-asian="variable" style:font-size-asian="20pt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Diapositive_20_de_20_titre_7e_LT_7e_Gliederung_20_3" style:display-name="Diapositive de titre~LT~Gliederung 3" style:family="paragraph" style:parent-style-name="Diapositive_20_de_20_titre_7e_LT_7e_Gliederung_20_2">
      <style:paragraph-properties fo:margin-top="0.1181in" fo:margin-bottom="0in" style:contextual-spacing="false" fo:hyphenation-ladder-count="no-limit" fo:hyphenation-keep="auto" loext:hyphenation-keep-type="column"/>
      <style:text-properties fo:font-size="18pt" style:font-size-asian="18pt" fo:hyphenate="false" loext:hyphenation-no-caps="false" loext:hyphenation-no-last-word="false" loext:hyphenation-word-char-count="no-limit" loext:hyphenation-zone="no-limit"/>
    </style:style>
    <style:style style:name="Diapositive_20_de_20_titre_7e_LT_7e_Gliederung_20_4" style:display-name="Diapositive de titre~LT~Gliederung 4" style:family="paragraph" style:parent-style-name="Diapositive_20_de_20_titre_7e_LT_7e_Gliederung_20_3">
      <style:paragraph-properties fo:margin-top="0.0783in" fo:margin-bottom="0in" style:contextual-spacing="false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Diapositive_20_de_20_titre_7e_LT_7e_Gliederung_20_5" style:display-name="Diapositive de titre~LT~Gliederung 5" style:family="paragraph" style:parent-style-name="Diapositive_20_de_20_titre_7e_LT_7e_Gliederung_20_4">
      <style:paragraph-properties fo:margin-top="0.0398in" fo:margin-bottom="0in" style:contextual-spacing="false" fo:hyphenation-ladder-count="no-limit" fo:hyphenation-keep="auto" loext:hyphenation-keep-type="column"/>
      <style:text-properties fo:font-size="20pt" style:font-size-asian="20pt" fo:hyphenate="false" loext:hyphenation-no-caps="false" loext:hyphenation-no-last-word="false" loext:hyphenation-word-char-count="no-limit" loext:hyphenation-zone="no-limit"/>
    </style:style>
    <style:style style:name="Diapositive_20_de_20_titre_7e_LT_7e_Gliederung_20_6" style:display-name="Diapositive de titre~LT~Gliederung 6" style:family="paragraph" style:parent-style-name="Diapositive_20_de_20_titre_7e_LT_7e_Gliederung_20_5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Diapositive_20_de_20_titre_7e_LT_7e_Gliederung_20_7" style:display-name="Diapositive de titre~LT~Gliederung 7" style:family="paragraph" style:parent-style-name="Diapositive_20_de_20_titre_7e_LT_7e_Gliederung_20_6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Diapositive_20_de_20_titre_7e_LT_7e_Gliederung_20_8" style:display-name="Diapositive de titre~LT~Gliederung 8" style:family="paragraph" style:parent-style-name="Diapositive_20_de_20_titre_7e_LT_7e_Gliederung_20_7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Diapositive_20_de_20_titre_7e_LT_7e_Gliederung_20_9" style:display-name="Diapositive de titre~LT~Gliederung 9" style:family="paragraph" style:parent-style-name="Diapositive_20_de_20_titre_7e_LT_7e_Gliederung_20_8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Diapositive_20_de_20_titre_7e_LT_7e_Titel" style:display-name="Diapositive de titre~LT~Titel" style:family="paragraph">
      <style:paragraph-properties style:line-height-at-least="0.139in" fo:hyphenation-ladder-count="no-limit" fo:hyphenation-keep="auto" loext:hyphenation-keep-type="column"/>
      <style:text-properties fo:color="#ffffff" loext:opacity="100%" style:font-name="Lohit Devanagari" fo:font-family="'Lohit Devanagari'" style:font-family-generic="system" style:font-pitch="variable" fo:font-size="18pt" style:font-name-asian="DejaVu Sans" style:font-family-asian="'DejaVu Sans'" style:font-family-generic-asian="system" style:font-pitch-asian="variable" style:font-size-asian="18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iapositive_20_de_20_titre_7e_LT_7e_Untertitel" style:display-name="Diapositive de titre~LT~Untertitel" style:family="paragraph">
      <style:paragraph-properties fo:text-align="center" style:justify-single-word="false" fo:hyphenation-ladder-count="no-limit" fo:hyphenation-keep="auto" loext:hyphenation-keep-type="column"/>
      <style:text-properties style:font-name="Lohit Devanagari" fo:font-family="'Lohit Devanagari'" style:font-family-generic="system" style:font-pitch="variable" fo:font-size="32pt" style:font-name-asian="DejaVu Sans" style:font-family-asian="'DejaVu Sans'" style:font-family-generic-asian="system" style:font-pitch-asian="variable" style:font-size-asian="32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iapositive_20_de_20_titre_7e_LT_7e_Notizen" style:display-name="Diapositive de titre~LT~Notizen" style:family="paragraph">
      <style:paragraph-properties fo:margin-left="0.2362in" fo:margin-right="0in" fo:hyphenation-ladder-count="no-limit" fo:hyphenation-keep="auto" loext:hyphenation-keep-type="column" fo:text-indent="-0.2362in" style:auto-text-indent="false">
        <style:tab-stops/>
      </style:paragraph-properties>
      <style:text-properties style:font-name="Lohit Devanagari" fo:font-family="'Lohit Devanagari'" style:font-family-generic="system" style:font-pitch="variable" fo:font-size="20pt" style:font-name-asian="DejaVu Sans" style:font-family-asian="'DejaVu Sans'" style:font-family-generic-asian="system" style:font-pitch-asian="variable" style:font-size-asian="20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iapositive_20_de_20_titre_7e_LT_7e_Hintergrundobjekte" style:display-name="Diapositive de titre~LT~Hintergrundobjekte" style:family="paragraph">
      <style:paragraph-properties fo:hyphenation-ladder-count="no-limit" fo:hyphenation-keep="auto" loext:hyphenation-keep-type="column"/>
      <style:text-properties style:font-name-asian="DejaVu Sans" style:font-family-asian="'DejaVu Sans'" style:font-family-generic-asian="system" style:font-pitch-asian="variable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iapositive_20_de_20_titre_7e_LT_7e_Hintergrund" style:display-name="Diapositive de titre~LT~Hintergrund" style:family="paragraph">
      <style:paragraph-properties fo:hyphenation-ladder-count="no-limit" fo:hyphenation-keep="auto" loext:hyphenation-keep-type="column"/>
      <style:text-properties style:font-name-asian="DejaVu Sans" style:font-family-asian="'DejaVu Sans'" style:font-family-generic-asian="system" style:font-pitch-asian="variable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efault" style:family="paragraph">
      <style:paragraph-properties style:line-height-at-least="0.139in" fo:hyphenation-ladder-count="no-limit" fo:hyphenation-keep="auto" loext:hyphenation-keep-type="column"/>
      <style:text-properties style:font-name="Lohit Devanagari" fo:font-family="'Lohit Devanagari'" style:font-family-generic="system" style:font-pitch="variable" fo:font-size="18pt" style:font-name-asian="DejaVu Sans" style:font-family-asian="'DejaVu Sans'" style:font-family-generic-asian="system" style:font-pitch-asian="variable" style:font-size-asian="18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gray1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gray2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gray3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bw1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bw2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bw3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orange1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orange2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orange3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turquoise1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turquoise2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turquoise3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blue1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blue2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blue3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sun1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sun2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sun3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earth1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earth2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earth3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green1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green2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green3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seetang1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seetang2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seetang3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lightblue1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lightblue2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lightblue3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yellow1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yellow2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yellow3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Objets_20_d_27_arrière-plan" style:display-name="Objets d'arrière-plan" style:family="paragraph">
      <style:paragraph-properties fo:hyphenation-ladder-count="no-limit" fo:hyphenation-keep="auto" loext:hyphenation-keep-type="column"/>
      <style:text-properties style:font-name-asian="DejaVu Sans" style:font-family-asian="'DejaVu Sans'" style:font-family-generic-asian="system" style:font-pitch-asian="variable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Arrière-plan" style:family="paragraph">
      <style:paragraph-properties fo:hyphenation-ladder-count="no-limit" fo:hyphenation-keep="auto" loext:hyphenation-keep-type="column"/>
      <style:text-properties style:font-name-asian="DejaVu Sans" style:font-family-asian="'DejaVu Sans'" style:font-family-generic-asian="system" style:font-pitch-asian="variable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Notes" style:family="paragraph">
      <style:paragraph-properties fo:margin-left="0.2362in" fo:margin-right="0in" fo:hyphenation-ladder-count="no-limit" fo:hyphenation-keep="auto" loext:hyphenation-keep-type="column" fo:text-indent="-0.2362in" style:auto-text-indent="false">
        <style:tab-stops/>
      </style:paragraph-properties>
      <style:text-properties style:font-name="Lohit Devanagari" fo:font-family="'Lohit Devanagari'" style:font-family-generic="system" style:font-pitch="variable" fo:font-size="20pt" style:font-name-asian="DejaVu Sans" style:font-family-asian="'DejaVu Sans'" style:font-family-generic-asian="system" style:font-pitch-asian="variable" style:font-size-asian="20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Plan_20_1" style:display-name="Plan 1" style:family="paragraph">
      <style:paragraph-properties fo:margin-top="0.1965in" fo:margin-bottom="0in" style:contextual-spacing="false" fo:line-height="90%" fo:hyphenation-ladder-count="no-limit" fo:hyphenation-keep="auto" loext:hyphenation-keep-type="column"/>
      <style:text-properties fo:color="#ededed" loext:opacity="100%" style:font-name="Lohit Devanagari" fo:font-family="'Lohit Devanagari'" style:font-family-generic="system" style:font-pitch="variable" fo:font-size="28pt" style:font-name-asian="DejaVu Sans" style:font-family-asian="'DejaVu Sans'" style:font-family-generic-asian="system" style:font-pitch-asian="variable" style:font-size-asian="28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Plan_20_2" style:display-name="Plan 2" style:family="paragraph" style:parent-style-name="Plan_20_1">
      <style:paragraph-properties fo:margin-top="0.1575in" fo:margin-bottom="0in" style:contextual-spacing="false" fo:hyphenation-ladder-count="no-limit" fo:hyphenation-keep="auto" loext:hyphenation-keep-type="column"/>
      <style:text-properties fo:font-size="20pt" style:font-name-asian="Lohit Devanagari" style:font-family-asian="'Lohit Devanagari'" style:font-family-generic-asian="system" style:font-pitch-asian="variable" style:font-size-asian="20pt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Plan_20_3" style:display-name="Plan 3" style:family="paragraph" style:parent-style-name="Plan_20_2">
      <style:paragraph-properties fo:margin-top="0.1181in" fo:margin-bottom="0in" style:contextual-spacing="false" fo:hyphenation-ladder-count="no-limit" fo:hyphenation-keep="auto" loext:hyphenation-keep-type="column"/>
      <style:text-properties fo:font-size="18pt" style:font-size-asian="18pt" fo:hyphenate="false" loext:hyphenation-no-caps="false" loext:hyphenation-no-last-word="false" loext:hyphenation-word-char-count="no-limit" loext:hyphenation-zone="no-limit"/>
    </style:style>
    <style:style style:name="Plan_20_4" style:display-name="Plan 4" style:family="paragraph" style:parent-style-name="Plan_20_3">
      <style:paragraph-properties fo:margin-top="0.0783in" fo:margin-bottom="0in" style:contextual-spacing="false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lan_20_5" style:display-name="Plan 5" style:family="paragraph" style:parent-style-name="Plan_20_4">
      <style:paragraph-properties fo:margin-top="0.0398in" fo:margin-bottom="0in" style:contextual-spacing="false" fo:hyphenation-ladder-count="no-limit" fo:hyphenation-keep="auto" loext:hyphenation-keep-type="column"/>
      <style:text-properties fo:font-size="20pt" style:font-size-asian="20pt" fo:hyphenate="false" loext:hyphenation-no-caps="false" loext:hyphenation-no-last-word="false" loext:hyphenation-word-char-count="no-limit" loext:hyphenation-zone="no-limit"/>
    </style:style>
    <style:style style:name="Plan_20_6" style:display-name="Plan 6" style:family="paragraph" style:parent-style-name="Plan_20_5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lan_20_7" style:display-name="Plan 7" style:family="paragraph" style:parent-style-name="Plan_20_6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lan_20_8" style:display-name="Plan 8" style:family="paragraph" style:parent-style-name="Plan_20_7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lan_20_9" style:display-name="Plan 9" style:family="paragraph" style:parent-style-name="Plan_20_8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itre_20_et_20_contenu_7e_LT_7e_Gliederung_20_1" style:display-name="Titre et contenu~LT~Gliederung 1" style:family="paragraph">
      <style:paragraph-properties fo:margin-top="0.1965in" fo:margin-bottom="0in" style:contextual-spacing="false" fo:line-height="90%" fo:hyphenation-ladder-count="no-limit" fo:hyphenation-keep="auto" loext:hyphenation-keep-type="column"/>
      <style:text-properties fo:color="#ededed" loext:opacity="100%" style:font-name="Lohit Devanagari" fo:font-family="'Lohit Devanagari'" style:font-family-generic="system" style:font-pitch="variable" fo:font-size="28pt" style:font-name-asian="DejaVu Sans" style:font-family-asian="'DejaVu Sans'" style:font-family-generic-asian="system" style:font-pitch-asian="variable" style:font-size-asian="28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itre_20_et_20_contenu_7e_LT_7e_Gliederung_20_2" style:display-name="Titre et contenu~LT~Gliederung 2" style:family="paragraph" style:parent-style-name="Titre_20_et_20_contenu_7e_LT_7e_Gliederung_20_1">
      <style:paragraph-properties fo:margin-top="0.1575in" fo:margin-bottom="0in" style:contextual-spacing="false" fo:hyphenation-ladder-count="no-limit" fo:hyphenation-keep="auto" loext:hyphenation-keep-type="column"/>
      <style:text-properties fo:font-size="20pt" style:font-name-asian="Lohit Devanagari" style:font-family-asian="'Lohit Devanagari'" style:font-family-generic-asian="system" style:font-pitch-asian="variable" style:font-size-asian="20pt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Titre_20_et_20_contenu_7e_LT_7e_Gliederung_20_3" style:display-name="Titre et contenu~LT~Gliederung 3" style:family="paragraph" style:parent-style-name="Titre_20_et_20_contenu_7e_LT_7e_Gliederung_20_2">
      <style:paragraph-properties fo:margin-top="0.1181in" fo:margin-bottom="0in" style:contextual-spacing="false" fo:hyphenation-ladder-count="no-limit" fo:hyphenation-keep="auto" loext:hyphenation-keep-type="column"/>
      <style:text-properties fo:font-size="18pt" style:font-size-asian="18pt" fo:hyphenate="false" loext:hyphenation-no-caps="false" loext:hyphenation-no-last-word="false" loext:hyphenation-word-char-count="no-limit" loext:hyphenation-zone="no-limit"/>
    </style:style>
    <style:style style:name="Titre_20_et_20_contenu_7e_LT_7e_Gliederung_20_4" style:display-name="Titre et contenu~LT~Gliederung 4" style:family="paragraph" style:parent-style-name="Titre_20_et_20_contenu_7e_LT_7e_Gliederung_20_3">
      <style:paragraph-properties fo:margin-top="0.0783in" fo:margin-bottom="0in" style:contextual-spacing="false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itre_20_et_20_contenu_7e_LT_7e_Gliederung_20_5" style:display-name="Titre et contenu~LT~Gliederung 5" style:family="paragraph" style:parent-style-name="Titre_20_et_20_contenu_7e_LT_7e_Gliederung_20_4">
      <style:paragraph-properties fo:margin-top="0.0398in" fo:margin-bottom="0in" style:contextual-spacing="false" fo:hyphenation-ladder-count="no-limit" fo:hyphenation-keep="auto" loext:hyphenation-keep-type="column"/>
      <style:text-properties fo:font-size="20pt" style:font-size-asian="20pt" fo:hyphenate="false" loext:hyphenation-no-caps="false" loext:hyphenation-no-last-word="false" loext:hyphenation-word-char-count="no-limit" loext:hyphenation-zone="no-limit"/>
    </style:style>
    <style:style style:name="Titre_20_et_20_contenu_7e_LT_7e_Gliederung_20_6" style:display-name="Titre et contenu~LT~Gliederung 6" style:family="paragraph" style:parent-style-name="Titre_20_et_20_contenu_7e_LT_7e_Gliederung_20_5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itre_20_et_20_contenu_7e_LT_7e_Gliederung_20_7" style:display-name="Titre et contenu~LT~Gliederung 7" style:family="paragraph" style:parent-style-name="Titre_20_et_20_contenu_7e_LT_7e_Gliederung_20_6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itre_20_et_20_contenu_7e_LT_7e_Gliederung_20_8" style:display-name="Titre et contenu~LT~Gliederung 8" style:family="paragraph" style:parent-style-name="Titre_20_et_20_contenu_7e_LT_7e_Gliederung_20_7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itre_20_et_20_contenu_7e_LT_7e_Gliederung_20_9" style:display-name="Titre et contenu~LT~Gliederung 9" style:family="paragraph" style:parent-style-name="Titre_20_et_20_contenu_7e_LT_7e_Gliederung_20_8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itre_20_et_20_contenu_7e_LT_7e_Titel" style:display-name="Titre et contenu~LT~Titel" style:family="paragraph">
      <style:paragraph-properties style:line-height-at-least="0.139in" fo:hyphenation-ladder-count="no-limit" fo:hyphenation-keep="auto" loext:hyphenation-keep-type="column"/>
      <style:text-properties fo:color="#ffffff" loext:opacity="100%" style:font-name="Lohit Devanagari" fo:font-family="'Lohit Devanagari'" style:font-family-generic="system" style:font-pitch="variable" fo:font-size="18pt" style:font-name-asian="DejaVu Sans" style:font-family-asian="'DejaVu Sans'" style:font-family-generic-asian="system" style:font-pitch-asian="variable" style:font-size-asian="18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itre_20_et_20_contenu_7e_LT_7e_Untertitel" style:display-name="Titre et contenu~LT~Untertitel" style:family="paragraph">
      <style:paragraph-properties fo:text-align="center" style:justify-single-word="false" fo:hyphenation-ladder-count="no-limit" fo:hyphenation-keep="auto" loext:hyphenation-keep-type="column"/>
      <style:text-properties style:font-name="Lohit Devanagari" fo:font-family="'Lohit Devanagari'" style:font-family-generic="system" style:font-pitch="variable" fo:font-size="32pt" style:font-name-asian="DejaVu Sans" style:font-family-asian="'DejaVu Sans'" style:font-family-generic-asian="system" style:font-pitch-asian="variable" style:font-size-asian="32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itre_20_et_20_contenu_7e_LT_7e_Notizen" style:display-name="Titre et contenu~LT~Notizen" style:family="paragraph">
      <style:paragraph-properties fo:margin-left="0.2362in" fo:margin-right="0in" fo:hyphenation-ladder-count="no-limit" fo:hyphenation-keep="auto" loext:hyphenation-keep-type="column" fo:text-indent="-0.2362in" style:auto-text-indent="false">
        <style:tab-stops/>
      </style:paragraph-properties>
      <style:text-properties style:font-name="Lohit Devanagari" fo:font-family="'Lohit Devanagari'" style:font-family-generic="system" style:font-pitch="variable" fo:font-size="20pt" style:font-name-asian="DejaVu Sans" style:font-family-asian="'DejaVu Sans'" style:font-family-generic-asian="system" style:font-pitch-asian="variable" style:font-size-asian="20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itre_20_et_20_contenu_7e_LT_7e_Hintergrundobjekte" style:display-name="Titre et contenu~LT~Hintergrundobjekte" style:family="paragraph">
      <style:paragraph-properties fo:hyphenation-ladder-count="no-limit" fo:hyphenation-keep="auto" loext:hyphenation-keep-type="column"/>
      <style:text-properties style:font-name-asian="DejaVu Sans" style:font-family-asian="'DejaVu Sans'" style:font-family-generic-asian="system" style:font-pitch-asian="variable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itre_20_et_20_contenu_7e_LT_7e_Hintergrund" style:display-name="Titre et contenu~LT~Hintergrund" style:family="paragraph">
      <style:paragraph-properties fo:hyphenation-ladder-count="no-limit" fo:hyphenation-keep="auto" loext:hyphenation-keep-type="column"/>
      <style:text-properties style:font-name-asian="DejaVu Sans" style:font-family-asian="'DejaVu Sans'" style:font-family-generic-asian="system" style:font-pitch-asian="variable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Police_20_par_20_défaut" style:display-name="Police par défaut" style:family="text"/>
    <style:style style:name="ListLabel_20_1" style:display-name="ListLabel 1" style:family="text">
      <style:text-properties style:font-name="Corbel" fo:font-family="Corbel" style:font-family-generic="swiss" style:font-pitch="variable" fo:font-size="28pt" style:font-name-asian="Corbel" style:font-family-asian="Corbel" style:font-family-generic-asian="swiss" style:font-pitch-asian="variable" style:font-size-asian="28pt" style:font-name-complex="Corbel" style:font-family-complex="Corbel" style:font-family-generic-complex="swiss" style:font-pitch-complex="variable"/>
    </style:style>
    <style:style style:name="WW_5f_CharLFO1LVL1" style:display-name="WW_CharLFO1LVL1" style:family="text">
      <style:text-properties style:font-name="Corbel" fo:font-family="Corbel" style:font-family-generic="swiss" style:font-pitch="variable" fo:font-size="28pt" style:font-size-asian="28pt"/>
    </style:style>
    <style:style style:name="Line_20_numbering" style:display-name="Line numbering" style:family="text"/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Corbe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fo:background-color="#121212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solid" draw:fill-color="#121212" draw:opacity="100%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solid" draw:background-size="full" draw:fill-color="#121212" draw:opacity="100%"/>
    </style:style>
  </office:automatic-styles>
  <office:master-styles>
    <style:master-page style:name="Standard" style:page-layout-name="Mpm1" draw:style-name="Mdp1"/>
    <style:master-page style:name="MP0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  <meta:creation-date>2024-01-15T16:49:00Z</meta:creation-date>
    <dc:date>2024-11-10T17:01:37.097210602</dc:date>
    <meta:editing-cycles>108</meta:editing-cycles>
    <meta:editing-duration>PT2H4M49S</meta:editing-duration>
    <meta:document-statistic meta:table-count="0" meta:image-count="0" meta:object-count="0" meta:page-count="8" meta:paragraph-count="112" meta:word-count="1428" meta:character-count="8849" meta:non-whitespace-character-count="7519"/>
    <meta:template xlink:type="simple" xlink:actuate="onRequest" xlink:title="" xlink:href="../00.odt/Normal.dotm"/>
  </office:meta>
</office:document-meta>
</file>